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87e1"/>
    </style:style>
    <style:style style:name="P2" style:family="paragraph" style:parent-style-name="Text_20_body">
      <style:text-properties officeooo:rsid="000d1b24" officeooo:paragraph-rsid="000d1b24"/>
    </style:style>
    <style:style style:name="P3" style:family="paragraph" style:parent-style-name="Text_20_body">
      <style:text-properties officeooo:rsid="000f1207" officeooo:paragraph-rsid="000f1207"/>
    </style:style>
    <style:style style:name="P4" style:family="paragraph" style:parent-style-name="Text_20_body">
      <style:text-properties fo:font-weight="bold" officeooo:rsid="00136473" officeooo:paragraph-rsid="00136473" style:font-weight-asian="bold" style:font-weight-complex="bold"/>
    </style:style>
    <style:style style:name="P5" style:family="paragraph" style:parent-style-name="Text_20_body">
      <style:text-properties fo:font-weight="bold" officeooo:rsid="0015e61e" officeooo:paragraph-rsid="0015e61e" style:font-weight-asian="bold" style:font-weight-complex="bold"/>
    </style:style>
    <style:style style:name="P6" style:family="paragraph" style:parent-style-name="Text_20_body">
      <style:text-properties fo:font-weight="normal" officeooo:rsid="0011452e" officeooo:paragraph-rsid="0011452e" style:font-weight-asian="normal" style:font-weight-complex="normal"/>
    </style:style>
    <style:style style:name="P7" style:family="paragraph" style:parent-style-name="Text_20_body">
      <style:text-properties officeooo:rsid="0011452e" officeooo:paragraph-rsid="0011452e"/>
    </style:style>
    <style:style style:name="P8" style:family="paragraph" style:parent-style-name="Text_20_body">
      <style:text-properties officeooo:rsid="00136473" officeooo:paragraph-rsid="00136473"/>
    </style:style>
    <style:style style:name="P9" style:family="paragraph" style:parent-style-name="Text_20_body">
      <style:text-properties officeooo:rsid="0014819d" officeooo:paragraph-rsid="0014819d"/>
    </style:style>
    <style:style style:name="P10" style:family="paragraph" style:parent-style-name="Text_20_body">
      <style:text-properties officeooo:paragraph-rsid="0018c620"/>
    </style:style>
    <style:style style:name="P11" style:family="paragraph" style:parent-style-name="Text_20_body">
      <style:text-properties officeooo:rsid="001a8bae" officeooo:paragraph-rsid="001a8bae"/>
    </style:style>
    <style:style style:name="P12" style:family="paragraph" style:parent-style-name="Text_20_body">
      <style:text-properties officeooo:paragraph-rsid="001a8bae"/>
    </style:style>
    <style:style style:name="P13" style:family="paragraph" style:parent-style-name="Text_20_body" style:list-style-name="L1">
      <style:text-properties officeooo:rsid="001b88a6" officeooo:paragraph-rsid="001b88a6"/>
    </style:style>
    <style:style style:name="P14" style:family="paragraph" style:parent-style-name="Text_20_body" style:list-style-name="L1">
      <style:text-properties officeooo:rsid="001ce57a" officeooo:paragraph-rsid="001ce57a"/>
    </style:style>
    <style:style style:name="P15" style:family="paragraph" style:parent-style-name="Title">
      <style:text-properties officeooo:rsid="00099f23"/>
    </style:style>
    <style:style style:name="P16" style:family="paragraph" style:parent-style-name="Heading_20_2">
      <style:text-properties fo:font-weight="bold" officeooo:rsid="0014819d" officeooo:paragraph-rsid="0014819d" style:font-weight-asian="bold" style:font-weight-complex="bold"/>
    </style:style>
    <style:style style:name="P17" style:family="paragraph" style:parent-style-name="Heading_20_2">
      <style:text-properties officeooo:rsid="0011452e" officeooo:paragraph-rsid="0011452e"/>
    </style:style>
    <style:style style:name="P18" style:family="paragraph" style:parent-style-name="Heading_20_2">
      <style:text-properties officeooo:rsid="00132c5f" officeooo:paragraph-rsid="00132c5f"/>
    </style:style>
    <style:style style:name="P19" style:family="paragraph" style:parent-style-name="Heading_20_2">
      <style:text-properties officeooo:rsid="00136473" officeooo:paragraph-rsid="00136473"/>
    </style:style>
    <style:style style:name="P20" style:family="paragraph" style:parent-style-name="Heading_20_2">
      <style:text-properties officeooo:rsid="0016d2cd" officeooo:paragraph-rsid="0016d2cd"/>
    </style:style>
    <style:style style:name="P21" style:family="paragraph" style:parent-style-name="Heading_20_2">
      <style:text-properties officeooo:rsid="001a8bae" officeooo:paragraph-rsid="001a8bae"/>
    </style:style>
    <style:style style:name="P22" style:family="paragraph" style:parent-style-name="Heading_20_1">
      <style:text-properties officeooo:paragraph-rsid="00099f23"/>
    </style:style>
    <style:style style:name="P23" style:family="paragraph" style:parent-style-name="Heading_20_1">
      <style:text-properties officeooo:rsid="00107dfb" officeooo:paragraph-rsid="00107dfb"/>
    </style:style>
    <style:style style:name="P24" style:family="paragraph" style:parent-style-name="Heading_20_1">
      <style:text-properties officeooo:rsid="00136473" officeooo:paragraph-rsid="00136473"/>
    </style:style>
    <style:style style:name="T1" style:family="text">
      <style:text-properties officeooo:rsid="00099f23"/>
    </style:style>
    <style:style style:name="T2" style:family="text">
      <style:text-properties officeooo:rsid="00107dfb"/>
    </style:style>
    <style:style style:name="T3" style:family="text">
      <style:text-properties officeooo:rsid="00132c5f"/>
    </style:style>
    <style:style style:name="T4" style:family="text">
      <style:text-properties officeooo:rsid="0014819d"/>
    </style:style>
    <style:style style:name="T5" style:family="text">
      <style:text-properties fo:font-weight="normal" officeooo:rsid="0015e61e" style:font-weight-asian="normal" style:font-weight-complex="normal"/>
    </style:style>
    <style:style style:name="T6" style:family="text">
      <style:text-properties officeooo:rsid="0016d2cd"/>
    </style:style>
    <style:style style:name="T7" style:family="text">
      <style:text-properties officeooo:rsid="0018c620"/>
    </style:style>
    <style:style style:name="T8" style:family="text">
      <style:text-properties officeooo:rsid="001a8b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Vision Den Glade Piraten</text:p>
      <text:h text:style-name="P22" text:outline-level="1"><text:span text:style-name="T1">Introduktion</text:span></text:h>
      <text:p text:style-name="P1"><text:span text:style-name="T1">Den Glade Piraten är en båtklubb som bland annat sköter om medlemmarnas båtplaceringar och tillhörande administration av detta.</text:span></text:p>
      <text:p text:style-name="P2"><text:span text:style-name="T1">F</text:span>ör att minska arbetsbördan och förenkla medlems och ekonomisk administration har ett elektroniskt medlemsregister önskats ersätta det nu manuella.</text:p>
      <text:p text:style-name="P3">Dagens system lider brister i översikt av betald medlemsavgift till den grad att intäkter missas, avgiften består av en fast del samt en rörlig per båtplats. Dessa avgifter skulle enklare kunna hanteras genom att i ett elektroniskt system se medlem samt båtar, platser och betalningsstatus och lyfta bort den manuella handlingen med kvitton.</text:p>
      <text:h text:style-name="P23" text:outline-level="1">Användargrupper</text:h>
      <text:h text:style-name="P16" text:outline-level="2"><text:span text:style-name="T2">K</text:span>lubbmedlem</text:h>
      <text:p text:style-name="P6">Mindre datorvana, använder såväl dator som surfplatta för enklare arbetsuppgifter.</text:p>
      <text:h text:style-name="P17" text:outline-level="2">Sekreterare</text:h>
      <text:p text:style-name="P7"><text:span text:style-name="T4">Arbetar för klubben, mest van vid papper och penna, söker ofta i databaser efter information, arbetar med platstilldelningar. Goda</text:span> <text:span text:style-name="T4">datorkunskaper.</text:span></text:p>
      <text:h text:style-name="P18" text:outline-level="2">Kassör</text:h>
      <text:p text:style-name="P9"><text:span text:style-name="T3">A</text:span>rbetar för klubben, grundläggande datorkunskaper, arbetar främst utan dator, <text:span text:style-name="T7">administrerar medlemsavgifter.</text:span></text:p>
      <text:h text:style-name="P24" text:outline-level="1"><text:span text:style-name="T2">Intressenter</text:span></text:h>
      <text:h text:style-name="P19" text:outline-level="2"><text:span text:style-name="T2">Gunnar</text:span></text:h>
      <text:p text:style-name="P10"><text:span text:style-name="T2">Klubbordförande, beslutar om inköp och större förändringar inom klubben. <text:line-break/>Kontakt: gunnar@dgp.se, 076-456789</text:span></text:p>
      <text:h text:style-name="P19" text:outline-level="2"><text:span text:style-name="T2">Svante</text:span></text:h>
      <text:p text:style-name="P10"><text:span text:style-name="T2">Sekreterare, hanterar bokning av båtplatser.<text:line-break/>Kontakt: svante@dgp.se</text:span><text:span text:style-name="T2">, 076-9876543</text:span></text:p>
      <text:h text:style-name="P21" text:outline-level="2"><text:span text:style-name="T2">Gunilla</text:span></text:h>
      <text:p text:style-name="P11"><text:span text:style-name="T2">K</text:span>assör, hanterar medlemsavgifter.</text:p>
      <text:p text:style-name="P12"><text:span text:style-name="T8">Kontakt: gunilla@dgp.se, 076-1234567</text:span></text:p>
      <text:h text:style-name="P24" text:outline-level="1"><text:soft-page-break/><text:span text:style-name="T2">Liknande system</text:span></text:h>
      <text:h text:style-name="P20" text:outline-level="2">BAS-K</text:h>
      <text:list xml:id="list7319706449794499849" text:style-name="L1">
        <text:list-item>
          <text:p text:style-name="P14">Medlemsregister</text:p>
        </text:list-item>
        <text:list-item>
          <text:p text:style-name="P13">Krav 2</text:p>
        </text:list-item>
        <text:list-item>
          <text:p text:style-name="P13">Krav 3</text:p>
        </text:list-item>
      </text:list>
      <text:h text:style-name="P24" text:outline-level="1">Baskrav</text:h>
      <text:p text:style-name="P4">BK1 – <text:span text:style-name="T5">Klubbmedlemmar skall genom en lättförstådd och navigerad webbplats kunna betala medlemsavgift och hantera sina uppgifter.</text:span></text:p>
      <text:p text:style-name="P4"><text:span text:style-name="T5"/></text:p>
      <text:p text:style-name="P4">BK2 – <text:span text:style-name="T5">Klubbmedlemmen skall kunna se betalningsstatus på medlemsavgift samt båtavgift, såväl fast som rörlig (som baseras på antal båtplatser).</text:span></text:p>
      <text:p text:style-name="P4"><text:span text:style-name="T5"/></text:p>
      <text:p text:style-name="P5">BK3 -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05T03:57:13.968000000</dc:date>
    <meta:editing-duration>PT13H40M33S</meta:editing-duration>
    <meta:editing-cycles>17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29" meta:word-count="219" meta:character-count="1650" meta:non-whitespace-character-count="1459"/>
  </office:meta>
</office:document-meta>
</file>